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153.61pt"/>
    </style:style>
    <style:style style:name="co7" style:family="table-column">
      <style:table-column-properties fo:break-before="auto" style:column-width="180.11pt"/>
    </style:style>
    <style:style style:name="co8" style:family="table-column">
      <style:table-column-properties fo:break-before="auto" style:column-width="119.91pt"/>
    </style:style>
    <style:style style:name="co9" style:family="table-column">
      <style:table-column-properties fo:break-before="auto" style:column-width="167.75pt"/>
    </style:style>
    <style:style style:name="co10" style:family="table-column">
      <style:table-column-properties fo:break-before="auto" style:column-width="107.55pt"/>
    </style:style>
    <style:style style:name="co11" style:family="table-column">
      <style:table-column-properties fo:break-before="auto" style:column-width="121.41pt"/>
    </style:style>
    <style:style style:name="co12" style:family="table-column">
      <style:table-column-properties fo:break-before="auto" style:column-width="48.84pt"/>
    </style:style>
    <style:style style:name="co13" style:family="table-column">
      <style:table-column-properties fo:break-before="auto" style:column-width="147.66pt"/>
    </style:style>
    <style:style style:name="co14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8.7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5pt" style:font-size-asian="15pt" style:font-size-complex="15pt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/>
    <style:style style:name="ce8" style:family="table-cell" style:parent-style-name="Default">
      <style:text-properties style:font-name="F" fo:font-size="14pt" style:font-name-asian="FreeSans" style:font-size-asian="14pt" style:language-asian="hi" style:country-asian="IN" style:font-name-complex="DejaVu Sans" style:font-size-complex="14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fo:country="US" style:font-weight-asian="normal" style:font-weight-complex="normal" style:letter-kerning="true" style:country-asian="IN" style:font-name-asian="FreeSans" style:font-size-asian="14pt" style:font-size-complex="14pt"/>
    </style:style>
  </office:automatic-styles>
  <office:body>
    <office:spreadsheet>
      <table:calculation-settings table:automatic-find-labels="false"/>
      <table:table table:name="Exhaustive search" table:style-name="ta1">
        <table:shapes>
          <draw:frame draw:z-index="0" draw:style-name="gr1" draw:text-style-name="P1" svg:width="505.5pt" svg:height="255.23pt" svg:x="834.41pt" svg:y="16.61pt">
            <loext:p draw:notify-on-update-of-ranges="'Exhaustive search'.B4:'Exhaustive search'.B8 'Exhaustive search'.C3:'Exhaustive search'.C3 'Exhaustive search'.C4:'Exhaustive search'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5.42pt" svg:height="255.26pt" svg:x="306.45pt" svg:y="287.6pt">
            <loext:p draw:notify-on-update-of-ranges="'Exhaustive search'.B12:'Exhaustive search'.B22 'Exhaustive search'.D3:'Exhaustive search'.D3 'Exhaustive search'.D12:'Exhaustive search'.D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cities</text:p>
          </table:table-cell>
          <table:table-cell table:style-name="ce1" office:value-type="string" calcext:value-type="string">
            <text:p>time [sec.]</text:p>
          </table:table-cell>
          <table:table-cell table:style-name="ce1" office:value-type="string" calcext:value-type="string">
            <text:p>time [years]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table:formula="of:=[.C4]/60/60/24/365" office:value-type="float" office:value="0.000000000158548959918823" calcext:value-type="float">
            <text:p>1.58548959918823E-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44" calcext:value-type="float">
            <text:p>0.044</text:p>
          </table:table-cell>
          <table:table-cell table:formula="of:=[.C5]/60/60/24/365" office:value-type="float" office:value="0.00000000139523084728564" calcext:value-type="float">
            <text:p>1.39523084728564E-0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57" calcext:value-type="float">
            <text:p>0.357</text:p>
          </table:table-cell>
          <table:table-cell table:formula="of:=[.C6]/60/60/24/365" office:value-type="float" office:value="0.000000011320395738204" calcext:value-type="float">
            <text:p>1.1320395738204E-0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.458" calcext:value-type="float">
            <text:p>3.458</text:p>
          </table:table-cell>
          <table:table-cell table:formula="of:=[.C7]/60/60/24/365" office:value-type="float" office:value="0.000000109652460679858" calcext:value-type="float">
            <text:p>1.09652460679858E-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7.505" calcext:value-type="float">
            <text:p>37.505</text:p>
          </table:table-cell>
          <table:table-cell table:formula="of:=[.C8]/60/60/24/365" office:value-type="float" office:value="0.00000118927574835109" calcext:value-type="float">
            <text:p>1.18927574835109E-0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8]*10" office:value-type="float" office:value="375.05" calcext:value-type="float">
            <text:p>375.05</text:p>
          </table:table-cell>
          <table:table-cell table:formula="of:=[.C9]/60/60/24/365" office:value-type="float" office:value="0.0000118927574835109" calcext:value-type="float">
            <text:p>1.18927574835109E-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9]*10" office:value-type="float" office:value="3750.5" calcext:value-type="float">
            <text:p>3750.5</text:p>
          </table:table-cell>
          <table:table-cell table:formula="of:=[.C10]/60/60/24/365" office:value-type="float" office:value="0.000118927574835109" calcext:value-type="float">
            <text:p>0.000118927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0]*10" office:value-type="float" office:value="37505" calcext:value-type="float">
            <text:p>37505</text:p>
          </table:table-cell>
          <table:table-cell table:formula="of:=[.C11]/60/60/24/365" office:value-type="float" office:value="0.00118927574835109" calcext:value-type="float">
            <text:p>0.001189275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1]*10" office:value-type="float" office:value="375050" calcext:value-type="float">
            <text:p>375050</text:p>
          </table:table-cell>
          <table:table-cell table:formula="of:=[.C12]/60/60/24/365" office:value-type="float" office:value="0.0118927574835109" calcext:value-type="float">
            <text:p>0.01189275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2]*10" office:value-type="float" office:value="3750500" calcext:value-type="float">
            <text:p>3750500</text:p>
          </table:table-cell>
          <table:table-cell table:formula="of:=[.C13]/60/60/24/365" office:value-type="float" office:value="0.118927574835109" calcext:value-type="float">
            <text:p>0.118927574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3]*10" office:value-type="float" office:value="37505000" calcext:value-type="float">
            <text:p>37505000</text:p>
          </table:table-cell>
          <table:table-cell table:formula="of:=[.C14]/60/60/24/365" office:value-type="float" office:value="1.18927574835109" calcext:value-type="float">
            <text:p>1.189275748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14]*10" office:value-type="float" office:value="375050000" calcext:value-type="float">
            <text:p>375050000</text:p>
          </table:table-cell>
          <table:table-cell table:formula="of:=[.C15]/60/60/24/365" office:value-type="float" office:value="11.8927574835109" calcext:value-type="float">
            <text:p>11.892757483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15]*10" office:value-type="float" office:value="3750500000" calcext:value-type="float">
            <text:p>3750500000</text:p>
          </table:table-cell>
          <table:table-cell table:formula="of:=[.C16]/60/60/24/365" office:value-type="float" office:value="118.927574835109" calcext:value-type="float">
            <text:p>118.927574835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16]*10" office:value-type="float" office:value="37505000000" calcext:value-type="float">
            <text:p>37505000000</text:p>
          </table:table-cell>
          <table:table-cell table:formula="of:=[.C17]/60/60/24/365" office:value-type="float" office:value="1189.27574835109" calcext:value-type="float">
            <text:p>1189.275748351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17]*10" office:value-type="float" office:value="375050000000" calcext:value-type="float">
            <text:p>375050000000</text:p>
          </table:table-cell>
          <table:table-cell table:formula="of:=[.C18]/60/60/24/365" office:value-type="float" office:value="11892.7574835109" calcext:value-type="float">
            <text:p>11892.757483510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18]*10" office:value-type="float" office:value="3750500000000" calcext:value-type="float">
            <text:p>3750500000000</text:p>
          </table:table-cell>
          <table:table-cell table:formula="of:=[.C19]/60/60/24/365" office:value-type="float" office:value="118927.574835109" calcext:value-type="float">
            <text:p>118927.57483510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19]*10" office:value-type="float" office:value="37505000000000" calcext:value-type="float">
            <text:p>37505000000000</text:p>
          </table:table-cell>
          <table:table-cell table:formula="of:=[.C20]/60/60/24/365" office:value-type="float" office:value="1189275.74835109" calcext:value-type="float">
            <text:p>1189275.7483510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C20]*10" office:value-type="float" office:value="375050000000000" calcext:value-type="float">
            <text:p>375050000000000</text:p>
          </table:table-cell>
          <table:table-cell table:formula="of:=[.C21]/60/60/24/365" office:value-type="float" office:value="11892757.4835109" calcext:value-type="float">
            <text:p>11892757.483510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21]*10" office:value-type="float" office:value="3750500000000000" calcext:value-type="float">
            <text:p>3750500000000000</text:p>
          </table:table-cell>
          <table:table-cell table:formula="of:=[.C22]/60/60/24/365" office:value-type="float" office:value="118927574.835109" calcext:value-type="float">
            <text:p>118927574.835109</text:p>
          </table:table-cell>
        </table:table-row>
        <table:table-row table:style-name="ro1">
          <table:table-cell table:number-columns-repeated="2"/>
          <table:table-cell office:value-type="float" office:value="3750500000000000" calcext:value-type="float">
            <text:p>375050000000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118927" calcext:value-type="float">
            <text:p>118927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744.29pt" svg:height="451.36pt" svg:x="267.48pt" svg:y="412.13pt">
            <loext:p draw:notify-on-update-of-ranges="Sheet2.B27:Sheet2.B28 Sheet2.F26:Sheet2.F26 Sheet2.F27:Sheet2.F28 Sheet2.G26:Sheet2.G26 Sheet2.G27:Sheet2.G28 Sheet2.H26:Sheet2.H26 Sheet2.H27:Sheet2.H28 Sheet2.I26:Sheet2.I26 Sheet2.I27:Sheet2.I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7">
          <table:table-cell table:number-columns-repeated="9"/>
        </table:table-row>
        <table:table-row table:style-name="ro2">
          <table:table-cell table:style-name="ce3" office:value-type="string" calcext:value-type="string">
            <text:p>Best tour:</text:p>
          </table:table-cell>
          <table:table-cell table:style-name="ce4" table:formula="of:=7486.31" office:value-type="float" office:value="7486.31" calcext:value-type="float">
            <text:p>7486.3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mean:</text:p>
          </table:table-cell>
          <table:table-cell table:style-name="ce5" table:formula="of:=7861.44" office:value-type="float" office:value="7861.44" calcext:value-type="float">
            <text:p>7861.44</text:p>
          </table:table-cell>
          <table:table-cell/>
          <table:table-cell table:formula="of:=[.B9]-[.B8]" office:value-type="float" office:value="375.129999999999" calcext:value-type="float">
            <text:p>375.13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td:</text:p>
          </table:table-cell>
          <table:table-cell table:style-name="ce4" table:formula="of:=497.62" office:value-type="float" office:value="497.62" calcext:value-type="float">
            <text:p>497.62</text:p>
          </table:table-cell>
          <table:table-cell/>
          <table:table-cell table:style-name="ce7" table:formula="of:=[.D9]/[.B8]" office:value-type="percentage" office:value="0.0501087985936996" calcext:value-type="percentage">
            <text:p>5.01%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table:formula="of:=[.I16]/[.G16]" office:value-type="float" office:value="0.15" calcext:value-type="float">
            <text:p>0.15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6" office:value-type="string" calcext:value-type="string">
            <text:p>Number of cities</text:p>
          </table:table-cell>
          <table:table-cell table:style-name="ce6" office:value-type="string" calcext:value-type="string">
            <text:p>Number of generations</text:p>
          </table:table-cell>
          <table:table-cell table:style-name="ce8" office:value-type="string" calcext:value-type="string">
            <text:p><text:span text:style-name="T1">Numer of runs </text:span></text:p>
          </table:table-cell>
          <table:table-cell table:style-name="ce8" office:value-type="string" calcext:value-type="string">
            <text:p><text:span text:style-name="T1">Average running time</text:span></text:p>
          </table:table-cell>
          <table:table-cell table:style-name="ce6" office:value-type="string" calcext:value-type="string">
            <text:p>The best tour</text:p>
          </table:table-cell>
          <table:table-cell table:style-name="ce6" office:value-type="string" calcext:value-type="string">
            <text:p>The worst tour 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andard deviation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4">
          <table:table-cell/>
          <table:table-cell table:style-name="ce6" office:value-type="string" calcext:value-type="string">
            <text:p>Cities</text:p>
          </table:table-cell>
          <table:table-cell table:style-name="ce6" office:value-type="string" calcext:value-type="string">
            <text:p>Generations</text:p>
          </table:table-cell>
          <table:table-cell table:style-name="ce8" office:value-type="string" calcext:value-type="string">
            <text:p>Runs</text:p>
          </table:table-cell>
          <table:table-cell table:style-name="ce8" office:value-type="string" calcext:value-type="string">
            <text:p>Avg.time</text:p>
          </table:table-cell>
          <table:table-cell table:style-name="ce6" office:value-type="string" calcext:value-type="string">
            <text:p>Best</text:p>
          </table:table-cell>
          <table:table-cell table:style-name="ce6" office:value-type="string" calcext:value-type="string">
            <text:p>Worst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7486.31" calcext:value-type="float">
            <text:p>7486.31</text:p>
          </table:table-cell>
          <table:table-cell office:value-type="float" office:value="9410.61" calcext:value-type="float">
            <text:p>9410.61</text:p>
          </table:table-cell>
          <table:table-cell office:value-type="float" office:value="7861.44" calcext:value-type="float">
            <text:p>7861.44</text:p>
          </table:table-cell>
          <table:table-cell office:value-type="float" office:value="497.62" calcext:value-type="float">
            <text:p>497.6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12" calcext:value-type="float">
            <text:p>0.012</text:p>
          </table:table-cell>
          <table:table-cell office:value-type="float" office:value="14561.18" calcext:value-type="float">
            <text:p>14561.18</text:p>
          </table:table-cell>
          <table:table-cell office:value-type="float" office:value="21331.61" calcext:value-type="float">
            <text:p>21331.61</text:p>
          </table:table-cell>
          <table:table-cell office:value-type="float" office:value="17799.6" calcext:value-type="float">
            <text:p>17799.6</text:p>
          </table:table-cell>
          <table:table-cell office:value-type="float" office:value="1604.15" calcext:value-type="float">
            <text:p>1604.15</text:p>
          </table:table-cell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_2" table:style-name="ta1">
        <table:shapes>
          <draw:frame draw:z-index="0" draw:style-name="gr1" draw:text-style-name="P1" svg:width="744.29pt" svg:height="451.36pt" svg:x="270.4pt" svg:y="509.39pt">
            <loext:p draw:notify-on-update-of-ranges="Sheet2_2.B27:Sheet2_2.B29 Sheet2_2.F26:Sheet2_2.F26 Sheet2_2.F27:Sheet2_2.F29 Sheet2_2.G26:Sheet2_2.G26 Sheet2_2.G27:Sheet2_2.G29 Sheet2_2.H26:Sheet2_2.H26 Sheet2_2.H27:Sheet2_2.H29 Sheet2_2.I26:Sheet2_2.I26 Sheet2_2.I27:Sheet2_2.I29 Sheet2_2.J26:Sheet2_2.J26 Sheet2_2.J27:Sheet2_2.J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7">
          <table:table-cell table:number-columns-repeated="10"/>
        </table:table-row>
        <table:table-row table:style-name="ro2">
          <table:table-cell table:style-name="ce3" office:value-type="string" calcext:value-type="string">
            <text:p>Best tour:</text:p>
          </table:table-cell>
          <table:table-cell table:style-name="ce4" table:formula="of:=7486.31" office:value-type="float" office:value="7486.31" calcext:value-type="float">
            <text:p>7486.3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mean:</text:p>
          </table:table-cell>
          <table:table-cell table:style-name="ce5" table:formula="of:=7861.44" office:value-type="float" office:value="7861.44" calcext:value-type="float">
            <text:p>7861.44</text:p>
          </table:table-cell>
          <table:table-cell/>
          <table:table-cell table:formula="of:=[.B9]-[.B8]" office:value-type="float" office:value="375.129999999999" calcext:value-type="float">
            <text:p>375.13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td:</text:p>
          </table:table-cell>
          <table:table-cell table:style-name="ce4" table:formula="of:=497.62" office:value-type="float" office:value="497.62" calcext:value-type="float">
            <text:p>497.62</text:p>
          </table:table-cell>
          <table:table-cell/>
          <table:table-cell table:style-name="ce7" table:formula="of:=[.D9]/[.B8]" office:value-type="percentage" office:value="0.0501087985936996" calcext:value-type="percentage">
            <text:p>5.01%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8"/>
          <table:table-cell table:formula="of:=[.I16]/[.G16]" office:value-type="float" office:value="0.15" calcext:value-type="float">
            <text:p>0.1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6" office:value-type="string" calcext:value-type="string">
            <text:p>Number of cities</text:p>
          </table:table-cell>
          <table:table-cell table:style-name="ce6" office:value-type="string" calcext:value-type="string">
            <text:p>Number of generations</text:p>
          </table:table-cell>
          <table:table-cell table:style-name="ce8" office:value-type="string" calcext:value-type="string">
            <text:p><text:span text:style-name="T1">Numer of runs </text:span></text:p>
          </table:table-cell>
          <table:table-cell table:style-name="ce8" office:value-type="string" calcext:value-type="string">
            <text:p><text:span text:style-name="T1">Average running time</text:span></text:p>
          </table:table-cell>
          <table:table-cell table:style-name="ce6" office:value-type="string" calcext:value-type="string">
            <text:p>The best tour</text:p>
          </table:table-cell>
          <table:table-cell table:style-name="ce6" office:value-type="string" calcext:value-type="string">
            <text:p>The worst tour 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andard deviation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4">
          <table:table-cell office:value-type="string" calcext:value-type="string">
            <text:p>Cities</text:p>
          </table:table-cell>
          <table:table-cell table:style-name="ce6" office:value-type="string" calcext:value-type="string">
            <text:p>Population</text:p>
          </table:table-cell>
          <table:table-cell table:style-name="ce6" office:value-type="string" calcext:value-type="string">
            <text:p>Generations</text:p>
          </table:table-cell>
          <table:table-cell table:style-name="ce8" office:value-type="string" calcext:value-type="string">
            <text:p>Runs</text:p>
          </table:table-cell>
          <table:table-cell table:style-name="ce8" office:value-type="string" calcext:value-type="string">
            <text:p>Avg.time</text:p>
          </table:table-cell>
          <table:table-cell table:style-name="ce6" office:value-type="string" calcext:value-type="string">
            <text:p>Best</text:p>
          </table:table-cell>
          <table:table-cell table:style-name="ce6" office:value-type="string" calcext:value-type="string">
            <text:p>Worst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Avg. B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  <table:table-cell office:value-type="float" office:value="15985.06" calcext:value-type="float">
            <text:p>15985.06</text:p>
          </table:table-cell>
          <table:table-cell office:value-type="float" office:value="21914.79" calcext:value-type="float">
            <text:p>21914.79</text:p>
          </table:table-cell>
          <table:table-cell office:value-type="float" office:value="19746.84" calcext:value-type="float">
            <text:p>19746.84</text:p>
          </table:table-cell>
          <table:table-cell office:value-type="float" office:value="1463.1" calcext:value-type="float">
            <text:p>1463.1</text:p>
          </table:table-cell>
          <table:table-cell office:value-type="float" office:value="23343.66" calcext:value-type="float">
            <text:p>23343.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5" calcext:value-type="float">
            <text:p>0.045</text:p>
          </table:table-cell>
          <table:table-cell office:value-type="float" office:value="16415.21" calcext:value-type="float">
            <text:p>16415.21</text:p>
          </table:table-cell>
          <table:table-cell office:value-type="float" office:value="22800.3" calcext:value-type="float">
            <text:p>22800.3</text:p>
          </table:table-cell>
          <table:table-cell office:value-type="float" office:value="19412.1" calcext:value-type="float">
            <text:p>19412.1</text:p>
          </table:table-cell>
          <table:table-cell office:value-type="float" office:value="1540.53" calcext:value-type="float">
            <text:p>1540.53</text:p>
          </table:table-cell>
          <table:table-cell office:value-type="float" office:value="23118.87" calcext:value-type="float">
            <text:p>23118.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93" calcext:value-type="float">
            <text:p>0.093</text:p>
          </table:table-cell>
          <table:table-cell office:value-type="float" office:value="17488.55" calcext:value-type="float">
            <text:p>17488.55</text:p>
          </table:table-cell>
          <table:table-cell office:value-type="float" office:value="21398.74" calcext:value-type="float">
            <text:p>21398.74</text:p>
          </table:table-cell>
          <table:table-cell office:value-type="float" office:value="19762.96" calcext:value-type="float">
            <text:p>19762.96</text:p>
          </table:table-cell>
          <table:table-cell office:value-type="float" office:value="892.67" calcext:value-type="float">
            <text:p>892.67</text:p>
          </table:table-cell>
          <table:table-cell office:value-type="float" office:value="23336.61" calcext:value-type="float">
            <text:p>23336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020.17" calcext:value-type="float">
            <text:p>9020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8747.14" calcext:value-type="float">
            <text:p>8747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8724.29" calcext:value-type="float">
            <text:p>8724.29</text:p>
          </table:table-cell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1:16:34.225526033</meta:creation-date>
    <dc:date>2017-09-25T23:48:24.961396415</dc:date>
    <meta:editing-duration>PT1H46M19S</meta:editing-duration>
    <meta:editing-cycles>12</meta:editing-cycles>
    <meta:generator>LibreOffice/5.1.6.2$Linux_X86_64 LibreOffice_project/10m0$Build-2</meta:generator>
    <meta:document-statistic meta:table-count="3" meta:cell-count="1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4cm" svg:height="9.005cm" xlink:href=".." xlink:type="simple" chart:class="chart:line" chart:style-name="ch1">
        <chart:plot-area chart:style-name="ch2" table:cell-range-address="'Exhaustive search'.B3:'Exhaustive search'.C8" chart:data-source-has-labels="both" svg:x="1.555cm" svg:y="0.18cm" svg:width="15.086cm" svg:height="7.663cm">
          <chartooo:coordinate-region svg:x="2.176cm" svg:y="0.379cm" svg:width="14.278cm" svg:height="6.817cm"/>
          <chart:axis chart:dimension="x" chart:name="primary-x" chart:style-name="ch3" chartooo:axis-type="auto">
            <chartooo:date-scale/>
            <chart:title svg:x="8.631cm" svg:y="8.023cm" chart:style-name="ch4">
              <text:p>Cities</text:p>
            </chart:title>
            <chart:categories table:cell-range-address="'Exhaustive search'.B4:'Exhaustive search'.B8"/>
          </chart:axis>
          <chart:axis chart:dimension="y" chart:name="primary-y" chart:style-name="ch3">
            <chart:title svg:x="0.639cm" svg:y="4.412cm" chart:style-name="ch5">
              <text:p>Time</text:p>
            </chart:title>
            <chart:grid chart:style-name="ch6" chart:class="major"/>
          </chart:axis>
          <chart:series chart:style-name="ch7" chart:values-cell-range-address="'Exhaustive search'.C4:'Exhaustive search'.C8" chart:label-cell-address="'Exhaustive search'.C3:'Exhaustive search'.C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sec.]</text:p>
                <draw:g>
                  <svg:desc>'Exhaustive search'.C3:'Exhaustive search'.C3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'Exhaustive search'.B4:'Exhaustive search'.B8</svg:desc>
                </draw:g>
              </table:table-cell>
              <table:table-cell office:value-type="float" office:value="0.005">
                <text:p>0.005</text:p>
                <draw:g>
                  <svg:desc>'Exhaustive search'.C4:'Exhaustive search'.C8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458">
                <text:p>3.4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.505">
                <text:p>37.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184cm" svg:height="9.006cm" xlink:href=".." xlink:type="simple" chart:class="chart:line" chart:style-name="ch1">
        <chart:plot-area chart:style-name="ch2" table:cell-range-address="'Exhaustive search'.B12:'Exhaustive search'.B22 'Exhaustive search'.D3:'Exhaustive search'.D3 'Exhaustive search'.D12:'Exhaustive search'.D22" chart:data-source-has-labels="both" svg:x="2.065cm" svg:y="0.18cm" svg:width="14.896cm" svg:height="7.662cm">
          <chartooo:coordinate-region svg:x="3.983cm" svg:y="0.379cm" svg:width="12.792cm" svg:height="6.816cm"/>
          <chart:axis chart:dimension="x" chart:name="primary-x" chart:style-name="ch3" chartooo:axis-type="auto">
            <chartooo:date-scale/>
            <chart:title svg:x="9.046cm" svg:y="8.022cm" chart:style-name="ch4">
              <text:p>Cities</text:p>
            </chart:title>
            <chart:categories table:cell-range-address="'Exhaustive search'.B12:'Exhaustive search'.B22"/>
          </chart:axis>
          <chart:axis chart:dimension="y" chart:name="primary-y" chart:style-name="ch3">
            <chart:title svg:x="1.142cm" svg:y="4.412cm" chart:style-name="ch5">
              <text:p>Time</text:p>
            </chart:title>
            <chart:grid chart:style-name="ch6" chart:class="major"/>
          </chart:axis>
          <chart:series chart:style-name="ch7" chart:values-cell-range-address="'Exhaustive search'.D12:'Exhaustive search'.D22" chart:label-cell-address="'Exhaustive search'.D3:'Exhaustive search'.D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years]</text:p>
                <draw:g>
                  <svg:desc>'Exhaustive search'.D3:'Exhaustive search'.D3</svg:desc>
                </draw:g>
              </table:table-cell>
            </table:table-row>
          </table:table-header-rows>
          <table:table-rows>
            <table:table-row>
              <table:table-cell office:value-type="float" office:value="14">
                <text:p>14</text:p>
                <draw:g>
                  <svg:desc>'Exhaustive search'.B12:'Exhaustive search'.B22</svg:desc>
                </draw:g>
              </table:table-cell>
              <table:table-cell office:value-type="float" office:value="0.0118927574835109">
                <text:p>0.0118927574835109</text:p>
                <draw:g>
                  <svg:desc>'Exhaustive search'.D12:'Exhaustive search'.D22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18927574835109">
                <text:p>0.1189275748351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8927574835109">
                <text:p>1.189275748351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8927574835109">
                <text:p>11.89275748351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8.927574835109">
                <text:p>118.9275748351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89.27574835109">
                <text:p>1189.275748351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892.7574835109">
                <text:p>11892.75748351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8927.574835109">
                <text:p>118927.5748351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89275.74835109">
                <text:p>1189275.7483510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892757.4835109">
                <text:p>11892757.48351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8927574.835109">
                <text:p>118927574.835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258cm" svg:height="15.924cm" xlink:href=".." xlink:type="simple" chart:class="chart:bar" chart:style-name="ch1">
        <chart:legend chart:legend-position="end" svg:x="24.63cm" svg:y="6.916cm" style:legend-expansion="high" chart:style-name="ch2"/>
        <chart:plot-area chart:style-name="ch3" table:cell-range-address="Sheet2.B27:Sheet2.B28 Sheet2.F26:Sheet2.I28" chart:data-source-has-labels="both" svg:x="0.525cm" svg:y="0.318cm" svg:width="23.58cm" svg:height="15.288cm">
          <chartooo:coordinate-region svg:x="1.702cm" svg:y="0.517cm" svg:width="22.403cm" svg:height="14.442cm"/>
          <chart:axis chart:dimension="x" chart:name="primary-x" chart:style-name="ch4" chartooo:axis-type="auto">
            <chartooo:date-scale/>
            <chart:categories table:cell-range-address="Sheet2.B27:Sheet2.B28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2.F27:Sheet2.F28" chart:label-cell-address="Sheet2.F26:Sheet2.F26" chart:class="chart:bar">
            <chart:data-point chart:repeated="2"/>
          </chart:series>
          <chart:series chart:attached-axis="primary-y" chart:style-name="ch10" chart:values-cell-range-address="Sheet2.G27:Sheet2.G28" chart:label-cell-address="Sheet2.G26:Sheet2.G26" chart:class="chart:bar">
            <chart:data-point chart:repeated="2"/>
          </chart:series>
          <chart:series chart:attached-axis="primary-y" chart:style-name="ch11" chart:values-cell-range-address="Sheet2.H27:Sheet2.H28" chart:label-cell-address="Sheet2.H26:Sheet2.H26" chart:class="chart:bar">
            <chart:data-point chart:repeated="2"/>
          </chart:series>
          <chart:series chart:attached-axis="primary-y" chart:style-name="ch12" chart:values-cell-range-address="Sheet2.I27:Sheet2.I28" chart:label-cell-address="Sheet2.I26:Sheet2.I26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Sheet2.F26:Sheet2.F26</svg:desc>
                </draw:g>
              </table:table-cell>
              <table:table-cell office:value-type="string">
                <text:p>Worst</text:p>
                <draw:g>
                  <svg:desc>Sheet2.G26:Sheet2.G26</svg:desc>
                </draw:g>
              </table:table-cell>
              <table:table-cell office:value-type="string">
                <text:p>Mean</text:p>
                <draw:g>
                  <svg:desc>Sheet2.H26:Sheet2.H26</svg:desc>
                </draw:g>
              </table:table-cell>
              <table:table-cell office:value-type="string">
                <text:p>Std</text:p>
                <draw:g>
                  <svg:desc>Sheet2.I26:Sheet2.I26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B27:Sheet2.B28</svg:desc>
                </draw:g>
              </table:table-cell>
              <table:table-cell office:value-type="float" office:value="7486.31">
                <text:p>7486.31</text:p>
                <draw:g>
                  <svg:desc>Sheet2.F27:Sheet2.F28</svg:desc>
                </draw:g>
              </table:table-cell>
              <table:table-cell office:value-type="float" office:value="9410.61">
                <text:p>9410.61</text:p>
                <draw:g>
                  <svg:desc>Sheet2.G27:Sheet2.G28</svg:desc>
                </draw:g>
              </table:table-cell>
              <table:table-cell office:value-type="float" office:value="7861.44">
                <text:p>7861.44</text:p>
                <draw:g>
                  <svg:desc>Sheet2.H27:Sheet2.H28</svg:desc>
                </draw:g>
              </table:table-cell>
              <table:table-cell office:value-type="float" office:value="497.62">
                <text:p>497.62</text:p>
                <draw:g>
                  <svg:desc>Sheet2.I27:Sheet2.I28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561.18">
                <text:p>14561.18</text:p>
              </table:table-cell>
              <table:table-cell office:value-type="float" office:value="21331.61">
                <text:p>21331.61</text:p>
              </table:table-cell>
              <table:table-cell office:value-type="float" office:value="17799.6">
                <text:p>17799.6</text:p>
              </table:table-cell>
              <table:table-cell office:value-type="float" office:value="1604.15">
                <text:p>1604.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258cm" svg:height="15.924cm" xlink:href=".." xlink:type="simple" chart:class="chart:bar" chart:style-name="ch1">
        <chart:legend chart:legend-position="end" svg:x="23.995cm" svg:y="6.667cm" style:legend-expansion="high" chart:style-name="ch2"/>
        <chart:plot-area chart:style-name="ch3" table:cell-range-address="Sheet2_2.B27:Sheet2_2.B29 Sheet2_2.F26:Sheet2_2.J29" chart:data-source-has-labels="both" svg:x="0.525cm" svg:y="0.318cm" svg:width="22.945cm" svg:height="15.288cm">
          <chartooo:coordinate-region svg:x="1.702cm" svg:y="0.517cm" svg:width="21.768cm" svg:height="14.442cm"/>
          <chart:axis chart:dimension="x" chart:name="primary-x" chart:style-name="ch4" chartooo:axis-type="auto">
            <chartooo:date-scale/>
            <chart:categories table:cell-range-address="Sheet2_2.B27:Sheet2_2.B2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2_2.F27:Sheet2_2.F29" chart:label-cell-address="Sheet2_2.F26:Sheet2_2.F26" chart:class="chart:bar">
            <chart:data-point chart:repeated="3"/>
          </chart:series>
          <chart:series chart:attached-axis="primary-y" chart:style-name="ch10" chart:values-cell-range-address="Sheet2_2.G27:Sheet2_2.G29" chart:label-cell-address="Sheet2_2.G26:Sheet2_2.G26" chart:class="chart:bar">
            <chart:data-point chart:repeated="3"/>
          </chart:series>
          <chart:series chart:attached-axis="primary-y" chart:style-name="ch11" chart:values-cell-range-address="Sheet2_2.H27:Sheet2_2.H29" chart:label-cell-address="Sheet2_2.H26:Sheet2_2.H26" chart:class="chart:bar">
            <chart:data-point chart:repeated="3"/>
          </chart:series>
          <chart:series chart:attached-axis="primary-y" chart:style-name="ch12" chart:values-cell-range-address="Sheet2_2.I27:Sheet2_2.I29" chart:label-cell-address="Sheet2_2.I26:Sheet2_2.I26" chart:class="chart:bar">
            <chart:data-point chart:repeated="3"/>
          </chart:series>
          <chart:series chart:attached-axis="primary-y" chart:style-name="ch13" chart:values-cell-range-address="Sheet2_2.J27:Sheet2_2.J29" chart:label-cell-address="Sheet2_2.J26:Sheet2_2.J2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Sheet2_2.F26:Sheet2_2.F26</svg:desc>
                </draw:g>
              </table:table-cell>
              <table:table-cell office:value-type="string">
                <text:p>Worst</text:p>
                <draw:g>
                  <svg:desc>Sheet2_2.G26:Sheet2_2.G26</svg:desc>
                </draw:g>
              </table:table-cell>
              <table:table-cell office:value-type="string">
                <text:p>Mean</text:p>
                <draw:g>
                  <svg:desc>Sheet2_2.H26:Sheet2_2.H26</svg:desc>
                </draw:g>
              </table:table-cell>
              <table:table-cell office:value-type="string">
                <text:p>Std</text:p>
                <draw:g>
                  <svg:desc>Sheet2_2.I26:Sheet2_2.I26</svg:desc>
                </draw:g>
              </table:table-cell>
              <table:table-cell office:value-type="string">
                <text:p>Avg. Best</text:p>
                <draw:g>
                  <svg:desc>Sheet2_2.J26:Sheet2_2.J2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2_2.B27:Sheet2_2.B29</svg:desc>
                </draw:g>
              </table:table-cell>
              <table:table-cell office:value-type="float" office:value="15985.06">
                <text:p>15985.06</text:p>
                <draw:g>
                  <svg:desc>Sheet2_2.F27:Sheet2_2.F29</svg:desc>
                </draw:g>
              </table:table-cell>
              <table:table-cell office:value-type="float" office:value="21914.79">
                <text:p>21914.79</text:p>
                <draw:g>
                  <svg:desc>Sheet2_2.G27:Sheet2_2.G29</svg:desc>
                </draw:g>
              </table:table-cell>
              <table:table-cell office:value-type="float" office:value="19746.84">
                <text:p>19746.84</text:p>
                <draw:g>
                  <svg:desc>Sheet2_2.H27:Sheet2_2.H29</svg:desc>
                </draw:g>
              </table:table-cell>
              <table:table-cell office:value-type="float" office:value="1463.1">
                <text:p>1463.1</text:p>
                <draw:g>
                  <svg:desc>Sheet2_2.I27:Sheet2_2.I29</svg:desc>
                </draw:g>
              </table:table-cell>
              <table:table-cell office:value-type="float" office:value="23343.66">
                <text:p>23343.66</text:p>
                <draw:g>
                  <svg:desc>Sheet2_2.J27:Sheet2_2.J2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415.21">
                <text:p>16415.21</text:p>
              </table:table-cell>
              <table:table-cell office:value-type="float" office:value="22800.3">
                <text:p>22800.3</text:p>
              </table:table-cell>
              <table:table-cell office:value-type="float" office:value="19412.1">
                <text:p>19412.1</text:p>
              </table:table-cell>
              <table:table-cell office:value-type="float" office:value="1540.53">
                <text:p>1540.53</text:p>
              </table:table-cell>
              <table:table-cell office:value-type="float" office:value="23118.87">
                <text:p>23118.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488.55">
                <text:p>17488.55</text:p>
              </table:table-cell>
              <table:table-cell office:value-type="float" office:value="21398.74">
                <text:p>21398.74</text:p>
              </table:table-cell>
              <table:table-cell office:value-type="float" office:value="19762.96">
                <text:p>19762.96</text:p>
              </table:table-cell>
              <table:table-cell office:value-type="float" office:value="892.67">
                <text:p>892.67</text:p>
              </table:table-cell>
              <table:table-cell office:value-type="float" office:value="23336.61">
                <text:p>23336.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